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4.3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REF</text:p>
          </table:table-cell>
          <table:table-cell office:value-type="string">
            <text:p>TAILLE (xnbr)</text:p>
          </table:table-cell>
          <table:table-cell/>
          <table:table-cell office:value-type="string">
            <text:p>qtt </text:p>
          </table:table-cell>
          <table:table-cell office:value-type="string">
            <text:p>Prix impact </text:p>
          </table:table-cell>
          <table:table-cell office:value-type="string">
            <text:p>impact poids</text:p>
          </table:table-cell>
          <table:table-cell office:value-type="string">
            <text:p>ean</text:p>
          </table:table-cell>
          <table:table-cell office:value-type="string">
            <text:p>nom </text:p>
          </table:table-cell>
          <table:table-cell table:number-columns-repeated="3"/>
        </table:table-row>
        <table:table-row table:style-name="ro3">
          <table:table-cell office:value-type="float" office:value="136">
            <text:p>136</text:p>
          </table:table-cell>
          <table:table-cell office:value-type="float" office:value="627359">
            <text:p>627359</text:p>
          </table:table-cell>
          <table:table-cell office:value-type="string">
            <text:p>Taille:select:1</text:p>
          </table:table-cell>
          <table:table-cell office:value-type="string">
            <text:p>63x16(x90)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Excel_20_Built-in_20_Normal" office:value-type="string">
            <text:p>9003146784118</text:p>
          </table:table-cell>
          <table:table-cell table:number-columns-repeated="4"/>
        </table:table-row>
        <table:table-row table:style-name="ro3">
          <table:table-cell office:value-type="float" office:value="136">
            <text:p>136</text:p>
          </table:table-cell>
          <table:table-cell office:value-type="float" office:value="5284385">
            <text:p>5284385</text:p>
          </table:table-cell>
          <table:table-cell office:value-type="string">
            <text:p>Taille:select:1</text:p>
          </table:table-cell>
          <table:table-cell office:value-type="string">
            <text:p>100x25(x36)</text:p>
          </table:table-cell>
          <table:table-cell office:value-type="float" office:value="10">
            <text:p>10</text:p>
          </table:table-cell>
          <table:table-cell office:value-type="float" office:value="252">
            <text:p>252</text:p>
          </table:table-cell>
          <table:table-cell office:value-type="float" office:value="1.208">
            <text:p>1,208</text:p>
          </table:table-cell>
          <table:table-cell table:style-name="Excel_20_Built-in_20_Normal" office:value-type="string">
            <text:p>9003146784095</text:p>
          </table:table-cell>
          <table:table-cell table:style-name="Excel_20_Built-in_20_Normal"/>
          <table:table-cell table:number-columns-repeated="3"/>
        </table:table-row>
        <table:table-row table:style-name="ro3">
          <table:table-cell table:number-columns-repeated="7"/>
          <table:table-cell table:style-name="Excel_20_Built-in_20_Normal" table:number-columns-repeated="2"/>
          <table:table-cell table:number-columns-repeated="3"/>
        </table:table-row>
        <table:table-row table:style-name="ro3">
          <table:table-cell table:number-columns-repeated="7"/>
          <table:table-cell table:style-name="Excel_20_Built-in_20_Normal"/>
          <table:table-cell table:number-columns-repeated="4"/>
        </table:table-row>
        <table:table-row table:style-name="ro3"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</table:table-row>
        <table:table-row table:style-name="ro2" table:number-rows-repeated="6">
          <table:table-cell table:number-columns-repeated="12"/>
        </table:table-row>
        <table:table-row table:style-name="ro3"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5"/>
        </table:table-row>
        <table:table-row table:style-name="ro2" table:number-rows-repeated="7">
          <table:table-cell table:number-columns-repeated="12"/>
        </table:table-row>
        <table:table-row table:style-name="ro3"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 table:number-columns-repeated="4"/>
        </table:table-row>
        <table:table-row table:style-name="ro3"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number-style style:name="N8144P0" style:volatile="true" number:language="fr" number:country="FR">
      <number:number number:decimal-places="0" number:min-integer-digits="1" number:grouping="true"/>
      <number:text> €</number:text>
    </number:number-style>
    <number:number-style style:name="N8144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44P0"/>
    </number:number-style>
    <number:number-style style:name="N8145P0" style:volatile="true" number:language="fr" number:country="FR">
      <number:number number:decimal-places="0" number:min-integer-digits="1" number:grouping="true"/>
      <number:text> €</number:text>
    </number:number-style>
    <number:number-style style:name="N8145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5P0"/>
    </number:number-style>
    <number:number-style style:name="N8146P0" style:volatile="true" number:language="fr" number:country="FR">
      <number:number number:decimal-places="2" number:min-integer-digits="1" number:grouping="true"/>
      <number:text> €</number:text>
    </number:number-style>
    <number:number-style style:name="N8146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46P0"/>
    </number:number-style>
    <number:number-style style:name="N8147P0" style:volatile="true" number:language="fr" number:country="FR">
      <number:number number:decimal-places="2" number:min-integer-digits="1" number:grouping="true"/>
      <number:text> €</number:text>
    </number:number-style>
    <number:number-style style:name="N814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47P0"/>
    </number:number-style>
    <number:number-style style:name="N8148P0" style:volatile="true" number:language="fr" number:country="FR">
      <number:number number:decimal-places="0" number:min-integer-digits="1" number:grouping="true"/>
      <number:text>   </number:text>
    </number:number-style>
    <number:number-style style:name="N814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fr" number:country="FR">
      <number:number number:decimal-places="0" number:min-integer-digits="1" number:grouping="true"/>
      <number:text>   </number:text>
    </number:number-style>
    <number:number-style style:name="N814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9P0"/>
    </number:number-style>
    <number:number-style style:name="N8150P0" style:volatile="true" number:language="fr" number:country="FR">
      <number:number number:decimal-places="2" number:min-integer-digits="1" number:grouping="true"/>
      <number:text>   </number:text>
    </number:number-style>
    <number:number-style style:name="N815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50P0"/>
    </number:number-style>
    <number:number-style style:name="N8151P0" style:volatile="true" number:language="fr" number:country="FR">
      <number:number number:decimal-places="2" number:min-integer-digits="1" number:grouping="true"/>
      <number:text>   </number:text>
    </number:number-style>
    <number:number-style style:name="N815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51P0"/>
    </number:number-style>
    <number:number-style style:name="N815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5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52P2" style:volatile="true" number:language="fr" number:country="FR">
      <number:text> -    </number:text>
    </number:number-style>
    <number:text-style style:name="N8152" number:language="fr" number:country="FR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5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53P2" style:volatile="true" number:language="fr" number:country="FR">
      <number:text> - € </number:text>
    </number:number-style>
    <number:text-style style:name="N8153" number:language="fr" number:country="FR">
      <number:text> </number:text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5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5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54" number:language="fr" number:country="FR">
      <number:text> </number:text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number-style style:name="N815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5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5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55" number:language="fr" number:country="FR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4:5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4:51.94</meta:creation-date>
    <dc:date>2017-05-04T14:50:35.80</dc:date>
    <meta:editing-duration>PT3H32M27S</meta:editing-duration>
    <meta:editing-cycles>13</meta:editing-cycles>
    <meta:generator>OpenOffice/4.1.3$Win32 OpenOffice.org_project/413m1$Build-9783</meta:generator>
    <meta:document-statistic meta:table-count="3" meta:cell-count="24" meta:object-count="0"/>
  </office:meta>
</office:document-meta>
</file>